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30.76mm" fo:break-before="auto" style:use-optimal-row-height="true"/>
    </style:style>
    <style:style style:name="ro2" style:family="table-row">
      <style:table-row-properties style:row-height="5.43mm" fo:break-before="auto" style:use-optimal-row-height="true"/>
    </style:style>
    <style:style style:name="ro3" style:family="table-row">
      <style:table-row-properties style:row-height="10.5mm" fo:break-before="auto" style:use-optimal-row-height="true"/>
    </style:style>
    <style:style style:name="ro4" style:family="table-row">
      <style:table-row-properties style:row-height="20.64mm" fo:break-before="auto" style:use-optimal-row-height="true"/>
    </style:style>
    <style:style style:name="ro5" style:family="table-row">
      <style:table-row-properties style:row-height="25.7mm" fo:break-before="auto" style:use-optimal-row-height="true"/>
    </style:style>
    <style:style style:name="ro6" style:family="table-row">
      <style:table-row-properties style:row-height="15.56mm" fo:break-before="auto" style:use-optimal-row-height="true"/>
    </style:style>
    <style:style style:name="ro7" style:family="table-row">
      <style:table-row-properties style:row-height="40.9mm" fo:break-before="auto" style:use-optimal-row-height="true"/>
    </style:style>
    <style:style style:name="ro8" style:family="table-row">
      <style:table-row-properties style:row-height="45.9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欲界所依不還，不受取色界，於無色所依證涅槃之品類者，<text:line-break/>是行無色不還之能安立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此可分為：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行無色不還生般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有行般、འདུ བྱེད དང བཅས ཏེ འདའ བ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無行般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གོང འཕོ བ དང བཞི ཡོད ཀྱི གཟུགས མེད ཉེར འགྲོའི ཕྱིར མི འོང བར འདའ བ མེད དེ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གཟུགས མེད ཀྱི བར དོ མེད པའི ཕྱིར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ཕྱིར་མི་འོང་གང་ཞིག མཐོང་ལམ་ཐོབ་པའི་ཚེ་དེ་ཉིད་ལ་མྱང་འདས་མངོན་དུ་བྱེད་པ་དེ་ཕྱིར་མི་འོང་མཐོང་ཆོས་ཞིའི་འཇོག་བྱེད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དེ གང ཞིག རྣམ ཐར བརྒྱད ཐོབ ལ མ ཉམས པ དེ ཕྱིར མི འོང ལུས མངོན བྱེད ཀྱི འཇོག བྱེད ཡིན ཏེ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ཀུན བཏུས ལས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ལུས ཀྱིས མངོན སུམ དུ བྱེད པ གང ཞེ ན།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གང རྣམ པར ཐར པ བརྒྱད ལ བསམ གཏན པའི གང ཟག གོ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ཞེས དང༌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མཛོད ལས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འགོག པ ཐོབ པའི ཕྱིར མི འོང༌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ལུས ཀྱིས མངོན སུམ བྱེད པར འདོད། 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ཅེས པས བསྟན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此可分為：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འདོད པའི རྟེན ལ མྱང འདས མངོན དུ བྱེད པའི ཕྱིར མི འོང ལུས མངོན བྱེད དང༌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གཟུགས ཀྱི རྟེན ལ མྱང འདས མངོན དུ བྱེད པའི ཕྱིར མི འོང ལུས མངོན བྱེད དང༌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སྲིད རྩེའི རྟེན ལ མྱང འདས མངོན དུ བྱེད པའི ཕྱིར མི འོང ལུས མངོན བྱེད དང གསུམ ཡོད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ཕྱིར མི འོང གི ས མཚམས ནི།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འབྲས བུ རིམ གྱིས པའི ཕྱིར མི འོང འཇིག རྟེན པའི སྒོམ སྤངས སུ གྱུར པའི འདོད ཉོན དགུ པ སྤངས པའི རྣམ གྲོལ ལམ ནས སྲིད ཉོན དགུ པ སྤོང བའི བར ཆད མེད ལམ ལ གནས པའི བར ན ཡོད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不還超越果者，則安住於從諦現觀十六剎那位乃至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正斷有頂煩惱九品之無間道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講說有關阿羅漢可分為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阿羅漢向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住阿羅漢果二者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講說阿羅漢向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「四住果中主要唯是斷五順上分之住類之沙門性果，主要<text:line-break/>為證得其果而正精勤之聖者補特伽羅」，<text:line-break/>是阿羅漢向之能安立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可分為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頓斷阿羅漢向與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漸斷阿羅漢向二種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後者與住不還果勝進者同義，前者則與頓斷住預流果勝進者同義。限界：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從漸斷阿羅漢向正精勤於斷除剩餘修惑乃至正斷有頂九品之無間道。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頓斷阿羅漢向從正頓斷三界修惑上上品九品乃至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正？？斷 <text:s/>下下品九品之無間道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「安住於唯是斷除五順上分之沙門性果之補特伽羅」，是住阿羅漢果之能安立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五順上分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色與無色貪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掉舉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我慢及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染污無明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此可分為：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漸斷住阿羅漢果與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頓斷住阿羅漢果二種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前者與曾有不還證量之住阿羅漢果二者同義；第二與曾有預流證量之頓斷住阿羅漢果二者同義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根門可分為：退法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思法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護法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安住法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堪達法、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不動法，共六種。此復前五者信解生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ྲུག པ མཐོང ཐོབ ལས བྱུང བ ཡིན ཏེ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མཛོད ལས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ལྔ ནི དད པས མོས ལས སྐྱེས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ེ དག རྣམ གྲོལ དུས དང སྦྱོར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མི གཡོའི ཆོས ཅན མི གཡོ བ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ེ ཕྱིར དེ དུས མི སྦྱོར གྲོལ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ེ ནི མཐོང ཐོབ རྒྱུ ལས བྱུང༌། 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ཞེས གསུངས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བྱེ བྲག ཏུ སྨྲ བས དང པོ ལྔ དགྲ བཅོམ གྱི འབྲས བུ ལས ཉམས ནས རྒྱུན ཞུགས ཀྱི བར དུ འགྲོ བར ཡོད པར འདོད ཀྱང༌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མདོ སྡེ པ མཐོང ཆོས ལ བདེར གནས ཙམ ལས ཉམས སྲིད ཀྱང དགྲ བཅོམ ལས ཉམས པ མེད པར འདོད དེ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རང ལུགས ཀྱང ཕྱི མ ལྟར རོ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ཡང སྒྲིབ པ སྤོང ཚུལ གྱི སྒོ ནས དབྱེ ན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ཤེས རབ ཀྱིས ཉོན མོངས རྐྱང པའི ཆ ལས རྣམ པར གྲོལ བའི དགྲ བཅོམ པ དང༌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ཏིང ངེ འཛིན གྱིས གཉིས ཀའི ཆ ལས རྣམ པར གྲོལ བའི དགྲ བཅོམ པ གཉིས སུ ཡོད དེ། 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མཛོད ལས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འགོག ཐོབ གཉིས ཀ ལས རྣམ གྲོལ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ཤེས རབ ཀྱིས ནི ཅིག ཤོས སོ། 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ཞེས གསུངས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ས མཚམས ནི།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ཟད མི སྐྱེ ཤེས པ ཐོབ པ ནས ལྷག མེད མྱང འདས ཐོབ པའི བར ན ཡོད དོ། 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སྨྲས པ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ོན དམ ཐེག ཆེན དགེ འདུན རྟོགས བྱའི ཕྱིར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ཐ སྙད ཐེག དམན དགེ འདུན ལེགས པར བཤད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མང ཐོས ཚུལ ལྡན དགེ འདུན མཉེས པར མཛད། 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དགེ བས ཀྱང ནི དགེ འདུན འཕེལ གྱུར ཅིག། 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其他電腦同步測試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其他電腦同步測試完成</text:p>
        </style:region-left>
        <style:region-right>
          <text:p><text:date style:data-style-name="N2" text:date-value="2016-10-09">0000/00/00</text:date>, <text:time style:data-style-name="N2" text:time-value="01:41:09.1765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MacOSX_X86_64 LibreOffice_project/490fc03b25318460cfc54456516ea2519c11d1aa</meta:generator>
    <dc:date>2016-10-09T01:41:53.782944000</dc:date>
    <meta:editing-duration>PT1M56S</meta:editing-duration>
    <meta:editing-cycles>2</meta:editing-cycles>
    <meta:document-statistic meta:table-count="1" meta:cell-count="78" meta:object-count="0"/>
  </office:meta>
</office:document-meta>
</file>